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00e" officeooo:paragraph-rsid="0011000e"/>
    </style:style>
    <style:style style:name="T1" style:family="text">
      <style:text-properties officeooo:rsid="001197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acte de Compravenda</text:p>
      <text:p text:style-name="P1"/>
      <text:p text:style-name="P1"/>
      <text:p text:style-name="P1"/>
      <text:p text:style-name="P1">D'una part, la senyora Marga Pons Sales, amb DNI núm. contrac-tants 11333555, amb domicili al carrer de Menorca, 23 de Maó, com a part venedora.</text:p>
      <text:p text:style-name="P1"/>
      <text:p text:style-name="P1"/>
      <text:p text:style-name="P1">I de l'altra, el senyor Joan Amengual Barber, amb DNI núm. 25252525, amb domicili al carrer Major, 24, des Mercadal, com a part compradora.</text:p>
      <text:p text:style-name="P1"/>
      <text:p text:style-name="P1"/>
      <text:p text:style-name="P1">I de l'altra, el senyor Jesús Amengual Florit, amb DNI núm. 25252525,</text:p>
      <text:p text:style-name="P1">amb domicili al carrer Major, 24, des Mercadal, com a part compradora.</text:p>
      <text:p text:style-name="P1"/>
      <text:p text:style-name="P1"/>
      <text:p text:style-name="P1"/>
      <text:p text:style-name="P1">MANIFESTAN</text:p>
      <text:p text:style-name="P1"/>
      <text:p text:style-name="P1"/>
      <text:p text:style-name="P1">1. Que la senyora Marga Pons Sales és propietària de l'habitatge situat al número <text:span text:style-name="T1">40</text:span> del carrer de Ferreries, 3<text:span text:style-name="T1">2</text:span> de Maó.</text:p>
      <text:p text:style-name="P1"/>
      <text:p text:style-name="P1"/>
      <text:p text:style-name="P1">2. Que el dit habitatge està lliure de càrregues i d'arrendaments.</text:p>
      <text:p text:style-name="P1"/>
      <text:p text:style-name="P1"/>
      <text:p text:style-name="P1">3. Que la senyora Pons vol vendre l'habitatge esmentat i el senyor Amengual vol comprar-lo, per la qual cosa formalitzen aquest contracte de compravenda, que es regeix pels pactes següe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45:06.663863155</meta:creation-date>
    <dc:date>2023-11-28T13:26:44.107135224</dc:date>
    <meta:editing-duration>PT1M7S</meta:editing-duration>
    <meta:editing-cycles>1</meta:editing-cycles>
    <meta:document-statistic meta:table-count="0" meta:image-count="0" meta:object-count="0" meta:page-count="1" meta:paragraph-count="9" meta:word-count="140" meta:character-count="831" meta:non-whitespace-character-count="700"/>
    <meta:generator>LibreOffice/7.3.7.2$Linux_X86_64 LibreOffice_project/30$Build-2</meta:generator>
  </office:meta>
</office:document-meta>
</file>